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19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For a funeral/</text:p>
      <text:p text:style-name="P6"/>
      <text:p text:style-name="P5">There are gradations in mental sufferings, just as there are different/ degrees of <text:span text:style-name="T2">physical</text:span><text:span text:style-name="T3"> bodily pains. <text:s/>Some wounds have become so intensely/ sore, so keenly deep, that only the gentlest hand, guided by the kindest/ heart, dares touch them. <text:s/>In like manner it </text:span><text:span text:style-name="T2">is</text:span><text:span text:style-name="T3"> happens with the/ </text:span><text:span text:style-name="T2">wounds</text:span><text:span text:style-name="T3"> ills which affect our moral being. <text:s/>Some have a depth and/ an intensity that a sense of humanity forbids tempering/ therewith. </text:span><text:span text:style-name="T2">them</text:span><text:span text:style-name="T3"> It is in very truth a sad office which compels me now/ to contemplate such mental </text:span><text:span text:style-name="T2">sorrows</text:span><text:span text:style-name="T3"> sufferings, but let me/ not, </text:span><text:span text:style-name="T2">my</text:span><text:span text:style-name="T3"> friends, let me not hold them publicly to </text:span><text:span text:style-name="T2">a public</text:span><text:span text:style-name="T3"> view. <text:s/>Our/ sympathies might not go unappreciated, but it does not/ lie in our power to allay a fresh and poignant grief,/ added to numerous sorrows and pangs. <text:s/>Let us not unduly disclose human tribulations. <text:s/>As to my-/-self I realize my incapacity to effect what I greatly desire/ that I might bring to pass. <text:s/>I </text:span><text:span text:style-name="T2">might</text:span><text:span text:style-name="T3"> could quote Scripture and show/ that a pious ruler bore the untimely loss of children, under/ circumstances shocking and soul-tearing. <text:s/>I </text:span><text:span text:style-name="T2">might</text:span><text:span text:style-name="T3"> could also cite the/ Talmud, and instance the case of a Sage who buried his ten/ children, the last of whom was accidentally burned to death. <text:s/>But she/ that mourns over her only son, so young, so comely, so capable/ through nature's gifts to have ultimately become her stay,/</text:span></text:p>
      <text:p text:style-name="P5"><text:span text:style-name="T3"/></text:p>
      <text:p text:style-name="P5"><text:span text:style-name="T3">[Page 2]</text:span></text:p>
      <text:p text:style-name="P5"><text:span text:style-name="T3">would not feel comforted by </text:span><text:span text:style-name="T2">knowing</text:span><text:span text:style-name="T3"> learning that/ others have been and </text:span><text:span text:style-name="T2">will</text:span><text:span text:style-name="T3"> may be exposed to bereavements si-/-milar to those which she has experienced. <text:s/>What then/ can restore </text:span><text:span text:style-name="T2">calmness</text:span><text:span text:style-name="T3"> health to </text:span><text:soft-page-break/><text:span text:style-name="T3">her broken spirits, what can enkindle/ a ray of hope in the midst of her present gloom?/ <text:s/>Three are the means which, I think, may effect that bliss-/-ful end. <text:s/>First religion; and I do not use the word as the/ cant common among </text:span><text:span text:style-name="T2">many</text:span><text:span text:style-name="T3"> some of my profession. <text:s/>I say reli-/-gion; the all-sustaining believe that in the dealings of Provi-/-dence, no actual evil occurs; that often what we lament as/ a lasting misfortune, </text:span><text:span text:style-name="T2">may</text:span><text:span text:style-name="T3"> will prove an invisible shield protecting/ our lives from sudden events. <text:s/>I do not propose to teach/ predestination, but study and experience have brought home/ to my mind this conviction; </text:span><text:span text:style-name="T2">that</text:span><text:span text:style-name="T3"> neither is a premature death </text:span><text:span text:style-name="T2">is</text:span><text:span text:style-name="T3">/ always a cause for inconsolable distress, nor is a long protracted/ existence </text:span><text:span text:style-name="T2">is</text:span><text:span text:style-name="T3"> always a motive for </text:span><text:span text:style-name="T2">continual glorious</text:span><text:span text:style-name="T3"> splendid rejoicing. <text:s/>The/ youth </text:span><text:span text:style-name="T2">taken</text:span><text:span text:style-name="T3"> snatched from us in so startling a manner, is secure/ where troubles do not mount up, where, to employ Biblical/ language, "the agitation of the turbulent ceases, and the weary/ lie at rest." <text:s/>We need not harbor any fear about the beati-/-fication of our dear young brother. <text:s/>The ever living God is with him,/ and the love of all who have preceded his coming into the/</text:span></text:p>
      <text:p text:style-name="P5"><text:span text:style-name="T3"/></text:p>
      <text:p text:style-name="P5"><text:span text:style-name="T3">[Page 3]</text:span></text:p>
      <text:p text:style-name="P5"><text:span text:style-name="T3">world of spirits encircles his soul as with a crown./ <text:s/>Let his mother feel that truth, and their sorrows will be mea-/-surably assuaged. <text:s/>Another means, most effectual to at-/-tain that object, is </text:span><text:span text:style-name="T2">the</text:span><text:span text:style-name="T3"> her contemplation of the physical and moral/ growth of her two daughters. <text:s/>How very much it will depend/ upon </text:span><text:span text:style-name="T2">them</text:span><text:span text:style-name="T3"> the latter to make their mother enjoy years of comparative/ happiness, I shall not say. <text:s/>I would offend their sense of/ filial dutifulness, the idea of right which they doubtless en-/-tertain, and their knowledge of practical religion, if I were/ to explain that their joint endeavours at home and abroad/ will contribute immensely to the ease and tranquillity[sic!] of/ her that gave them birth, and endured severe trials for the/ sake of her offspring. <text:s/>Yes, the surviving children of/ my deceased friend, the noble-hearted Jacob E Isaacs, will/ exercise these virtues that are so noticiable[sic!] in the daughters of/ Israel; affection which fastens natural ties, respect which/ enhances </text:span><text:span text:style-name="T2">home</text:span><text:span text:style-name="T3"> domestic joys, and a self-abnegation which is twice/ blessed, it blesses those who practise it, as well as those for/ whose welfare it is practised. <text:s/>But a third means/ by which to relieve the affliction of the widowed and bereaved/ mother will be, the good will and fraternal counsel of her/ numerous relatives. <text:s/>Each in his and her turn can assist/</text:span></text:p>
      <text:p text:style-name="P5"><text:span text:style-name="T3"/></text:p>
      <text:p text:style-name="P5"><text:span text:style-name="T3">[Page 4]</text:span></text:p>
      <text:p text:style-name="P5"><text:span text:style-name="T3">in the difficult task imposed upon that mother, the charge/ of supplying her own physical wants, and of directing aright her/ daughters, who still need a gentle guidance, an example/ of union and of harmony, of mutual forbearance and kindly/ consideration and reciprocal attachment. <text:s/>Oh may the ut-/-terances of my lips and the sentiments of my heart be accept-/-able and acted upon, now and continually. <text:s/>May light/ issue forth from this darkness of affliction, and joys/ out of the present sorrow./</text:span></text:p>
      <text:p text:style-name="P5"><text:span text:style-name="T3">To Thee O Eternal God! <text:s/>I offer supplications for the living./ <text:s/>The dead one is at the footstool of Thy throne. <text:s/>Thou wilt/ lift him on high, and according to Thy attribute of mercy/ forgive any omission of duty, or commission of trespasses./ <text:s/>But his surviving parent, his sisters, the relations who/ bewail his sudden and startling departure ask for Thy/ consolation and Thy favor. <text:s/>Grant </text:span><text:span text:style-name="T2">them</text:span><text:span text:style-name="T3"> those boons O Almighty/ Lord! <text:s/>With Thy Psalmist, those who have been souly tired/ exclaim: "O Gladden us </text:span><text:span text:style-name="T2">like a</text:span><text:span text:style-name="T3"> according unto the days which Thou didst af-/-flict us; the years in which we saw evil." O satisfy them/ with the abundance of Thy goodness, with Thy comfort and salvation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09T15:05:28.10</meta:creation-date>
    <dc:date>2012-10-09T15:32:36.33</dc:date>
    <dc:creator>Penn Libraries</dc:creator>
    <meta:editing-duration>PT00H10M0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1055" meta:character-count="6555"/>
  </office:meta>
</office:document-meta>
</file>